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666666" draw:fill="solid" draw:fill-color="#dddddd" draw:opacity="40%" draw:textarea-horizontal-align="justify" draw:textarea-vertical-align="middle" draw:auto-grow-height="false" fo:min-height="0cm" fo:min-width="0cm" draw:shadow-opacity="40%" style:protect="position size"/>
    </style:style>
    <style:style style:name="gr2" style:family="graphic" style:parent-style-name="standard">
      <style:graphic-properties draw:stroke="dash" draw:stroke-dash="Fine_20_Dashed" svg:stroke-width="0cm"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solid" draw:stroke-dash="Fine_20_Dashed" svg:stroke-width="0cm" svg:stroke-color="#cccccc"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solid" draw:stroke-dash="Fine_20_Dashed" svg:stroke-width="0cm" svg:stroke-color="#dddddd" draw:fill="non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dash" draw:stroke-dash="Fine_20_Dashed" svg:stroke-width="0cm" svg:stroke-color="#999999" draw:fill="solid" draw:fill-color="#ffffff" draw:opacity="40%" draw:textarea-horizontal-align="justify" draw:textarea-vertical-align="middle" draw:auto-grow-height="false" fo:min-height="0cm" fo:min-width="0cm" draw:shadow-opacity="40%"/>
    </style:style>
    <style:style style:name="gr6" style:family="graphic" style:parent-style-name="standard">
      <style:graphic-properties svg:stroke-width="0cm" svg:stroke-color="#cccccc" draw:fill="none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stroke="dash" draw:stroke-dash="Fine_20_Dashed_20__28_var_29_" svg:stroke-width="0.051cm" draw:marker-start-width="0.355cm" draw:marker-end="" draw:marker-end-width="0.33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106cm" draw:marker-start="Arrow" draw:marker-start-width="0.357cm" draw:marker-end="" draw:marker-end-width="0.357cm" draw:fill="none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svg:stroke-width="0.028cm" draw:marker-start-width="0.241cm" draw:marker-end="" draw:marker-end-width="0.241cm" draw:fill="none" draw:textarea-vertical-align="middle" fo:padding-top="0.138cm" fo:padding-bottom="0.138cm" fo:padding-left="0.263cm" fo:padding-right="0.263cm"/>
    </style:style>
    <style:style style:name="gr10" style:family="graphic" style:parent-style-name="objectwithoutfill">
      <style:graphic-properties draw:stroke="solid" svg:stroke-width="0.028cm" draw:marker-start-width="0.241cm" draw:marker-end="" draw:marker-end-width="0.241cm" draw:fill="none" draw:textarea-vertical-align="middle" fo:padding-top="0.138cm" fo:padding-bottom="0.138cm" fo:padding-left="0.263cm" fo:padding-right="0.263cm"/>
    </style:style>
    <style:style style:name="gr1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1cm" fo:min-width="0.438cm"/>
    </style:style>
    <style:style style:name="gr1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15cm"/>
    </style:style>
    <style:style style:name="gr15" style:family="graphic" style:parent-style-name="standard">
      <style:graphic-properties svg:stroke-color="#000000" draw:fill-color="#000000" draw:textarea-vertical-align="middl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3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1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</style:style>
    <style:style style:name="gr23" style:family="graphic" style:parent-style-name="objectwithoutfill">
      <style:graphic-properties svg:stroke-width="0.081cm" svg:stroke-color="#3333ff" draw:marker-start-width="0.4cm" draw:marker-end="Arrow_20_concave" draw:marker-end-width="0.375cm" draw:fill="none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35cm" svg:stroke-color="#009900" draw:marker-start-width="0.252cm" draw:marker-end="Small_20_Arrow" draw:marker-end-width="0.252cm" draw:fill="none" draw:textarea-vertical-align="middle" fo:padding-top="0.142cm" fo:padding-bottom="0.142cm" fo:padding-left="0.267cm" fo:padding-right="0.267cm"/>
    </style:style>
    <style:style style:name="gr25" style:family="graphic" style:parent-style-name="objectwithoutfill">
      <style:graphic-properties draw:stroke="dash" draw:stroke-dash="Dashed_20__28_var_29_" draw:fill="none" draw:textarea-vertical-align="middle"/>
    </style:style>
    <style:style style:name="gr26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fo:font-family="Verdana" style:font-style-name="Italic" style:font-family-generic="swiss" style:font-pitch="variable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family="Verdana" style:font-style-name="Italic" style:font-family-generic="swiss" style:font-pitch="variable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measurelines" svg:width="10.16cm" svg:height="10.16cm" svg:x="6.08cm" svg:y="11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measurelines" svg:width="10.16cm" svg:height="3.81cm" svg:x="6.08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measurelines" svg:width="10.168cm" svg:height="4.874cm" draw:transform="rotate (1.33063902172023) translate (7.58cm 20.59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measurelines" svg:width="10.16cm" svg:height="3.81cm" svg:x="6.08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measurelines" svg:width="10.16cm" svg:height="3.81cm" svg:x="6.08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measurelines" svg:width="10.212cm" svg:height="7.658cm" draw:transform="skewX (-0.000349065850398789) rotate (-1.04719755119759) translate (11.953cm 9.8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measurelines" svg:x1="9.255cm" svg:y1="21.32cm" svg:x2="13.319cm" svg:y2="10.398cm">
          <text:p/>
        </draw:line>
        <draw:line draw:style-name="gr8" draw:text-style-name="P1" draw:layer="measurelines" svg:x1="11.16cm" svg:y1="11.541cm" svg:x2="11.16cm" svg:y2="16.24cm">
          <text:p/>
        </draw:line>
        <draw:line draw:style-name="gr9" draw:text-style-name="P1" draw:layer="measurelines" svg:x1="11.16cm" svg:y1="16.24cm" svg:x2="7.477cm" svg:y2="17.637cm">
          <text:p/>
        </draw:line>
        <draw:line draw:style-name="gr10" draw:text-style-name="P1" draw:layer="measurelines" svg:x1="11.16cm" svg:y1="16.24cm" svg:x2="15.478cm" svg:y2="17.383cm">
          <text:p/>
        </draw:line>
        <draw:frame draw:style-name="gr11" draw:text-style-name="P2" draw:layer="measurelines" svg:width="0.938cm" svg:height="1.021cm" svg:x="12.938cm" svg:y="13.949cm">
          <draw:text-box>
            <text:p><text:span text:style-name="T1">u</text:span></text:p>
          </draw:text-box>
        </draw:frame>
        <draw:polyline draw:style-name="gr12" draw:text-style-name="P1" draw:layer="layout" svg:width="0.126cm" svg:height="0.507cm" svg:x="13.649cm" svg:y="14.284cm" svg:viewBox="0 0 127 508" draw:points="0,0 127,254 0,508">
          <text:p/>
        </draw:polyline>
        <draw:line draw:style-name="gr13" draw:text-style-name="P1" draw:layer="layout" svg:x1="13.041cm" svg:y1="14.305cm" svg:x2="13.041cm" svg:y2="14.813cm">
          <text:p/>
        </draw:line>
        <draw:g>
          <draw:polyline draw:style-name="gr13" draw:text-style-name="P1" draw:layer="layout" svg:width="0.126cm" svg:height="0.507cm" svg:x="11.437cm" svg:y="10.849cm" svg:viewBox="0 0 127 508" draw:points="0,0 127,260 0,508">
            <text:p/>
          </draw:polyline>
          <draw:line draw:style-name="gr13" draw:text-style-name="P1" draw:layer="layout" svg:x1="11.005cm" svg:y1="10.849cm" svg:x2="11.005cm" svg:y2="11.357cm">
            <text:p/>
          </draw:line>
          <draw:frame draw:style-name="gr14" draw:text-style-name="P3" draw:layer="layout" svg:width="0.815cm" svg:height="0.882cm" svg:x="10.853cm" svg:y="10.649cm">
            <draw:text-box>
              <text:p><text:span text:style-name="T2">0</text:span></text:p>
            </draw:text-box>
          </draw:frame>
          <draw:frame draw:style-name="gr14" draw:text-style-name="P3" draw:layer="layout" svg:width="0.815cm" svg:height="0.882cm" svg:x="10.854cm" svg:y="10.649cm">
            <draw:text-box>
              <text:p><text:span text:style-name="T2">0</text:span></text:p>
            </draw:text-box>
          </draw:frame>
        </draw:g>
        <draw:g>
          <draw:line draw:style-name="gr13" draw:text-style-name="P1" draw:layer="layout" svg:x1="10.878cm" svg:y1="21.139cm" svg:x2="10.878cm" svg:y2="21.647cm">
            <text:p/>
          </draw:line>
          <draw:g>
            <draw:polyline draw:style-name="gr13" draw:text-style-name="P1" draw:layer="layout" svg:width="0.126cm" svg:height="0.507cm" svg:x="11.31cm" svg:y="21.139cm" svg:viewBox="0 0 127 508" draw:points="0,0 127,254 0,508">
              <text:p/>
            </draw:polyline>
            <draw:frame draw:style-name="gr14" draw:text-style-name="P3" draw:layer="layout" svg:width="0.815cm" svg:height="0.882cm" svg:x="10.726cm" svg:y="20.939cm">
              <draw:text-box>
                <text:p><text:span text:style-name="T2">1</text:span></text:p>
              </draw:text-box>
            </draw:frame>
          </draw:g>
        </draw:g>
        <draw:circle draw:style-name="gr15" draw:text-style-name="P1" draw:layer="layout" svg:width="0.254cm" svg:height="0.254cm" svg:x="11.008cm" svg:y="20.812cm">
          <text:p/>
        </draw:circle>
        <draw:line draw:style-name="gr16" draw:text-style-name="P1" draw:layer="layout" svg:x1="11.16cm" svg:y1="16.24cm" svg:x2="11.16cm" svg:y2="20.939cm">
          <text:p/>
        </draw:line>
        <draw:line draw:style-name="gr17" draw:text-style-name="P1" draw:layer="layout" svg:x1="11.16cm" svg:y1="16.24cm" svg:x2="6.969cm" svg:y2="15.097cm">
          <text:p/>
        </draw:line>
        <draw:line draw:style-name="gr17" draw:text-style-name="P1" draw:layer="layout" svg:x1="11.16cm" svg:y1="16.24cm" svg:x2="14.716cm" svg:y2="14.843cm">
          <text:p/>
        </draw:line>
        <draw:g>
          <draw:polyline draw:style-name="gr13" draw:text-style-name="P1" draw:layer="layout" svg:width="0.126cm" svg:height="0.507cm" svg:x="7.045cm" svg:y="17.583cm" svg:viewBox="0 0 127 508" draw:points="0,0 127,254 0,508">
            <text:p/>
          </draw:polyline>
          <draw:line draw:style-name="gr13" draw:text-style-name="P1" draw:layer="layout" svg:x1="6.613cm" svg:y1="17.583cm" svg:x2="6.613cm" svg:y2="18.091cm">
            <text:p/>
          </draw:line>
          <draw:frame draw:style-name="gr14" draw:text-style-name="P3" draw:layer="layout" svg:width="0.815cm" svg:height="0.882cm" svg:x="6.461cm" svg:y="17.383cm">
            <draw:text-box>
              <text:p><text:span text:style-name="T2">0</text:span></text:p>
            </draw:text-box>
          </draw:frame>
        </draw:g>
        <draw:g>
          <draw:polyline draw:style-name="gr13" draw:text-style-name="P1" draw:layer="layout" svg:width="0.126cm" svg:height="0.507cm" svg:x="12.834cm" svg:y="10.842cm" svg:viewBox="0 0 127 508" draw:points="0,0 127,254 0,508">
            <text:p/>
          </draw:polyline>
          <draw:line draw:style-name="gr13" draw:text-style-name="P1" draw:layer="layout" svg:x1="12.402cm" svg:y1="10.842cm" svg:x2="12.402cm" svg:y2="11.35cm">
            <text:p/>
          </draw:line>
          <draw:frame draw:style-name="gr14" draw:text-style-name="P3" draw:layer="layout" svg:width="0.815cm" svg:height="0.882cm" svg:x="12.25cm" svg:y="10.642cm">
            <draw:text-box>
              <text:p><text:span text:style-name="T2">0</text:span></text:p>
            </draw:text-box>
          </draw:frame>
        </draw:g>
        <draw:g>
          <draw:polyline draw:style-name="gr13" draw:text-style-name="P1" draw:layer="layout" svg:width="0.126cm" svg:height="0.507cm" svg:x="12.707cm" svg:y="21.119cm" svg:viewBox="0 0 127 508" draw:points="0,0 127,254 0,508">
            <text:p/>
          </draw:polyline>
          <draw:line draw:style-name="gr13" draw:text-style-name="P1" draw:layer="layout" svg:x1="12.275cm" svg:y1="21.119cm" svg:x2="12.275cm" svg:y2="21.627cm">
            <text:p/>
          </draw:line>
          <draw:frame draw:style-name="gr14" draw:text-style-name="P3" draw:layer="layout" svg:width="0.815cm" svg:height="0.882cm" svg:x="12.123cm" svg:y="20.919cm">
            <draw:text-box>
              <text:p><text:span text:style-name="T2">1</text:span></text:p>
            </draw:text-box>
          </draw:frame>
        </draw:g>
        <draw:g>
          <draw:polyline draw:style-name="gr13" draw:text-style-name="P1" draw:layer="layout" svg:width="0.126cm" svg:height="0.507cm" svg:x="16.189cm" svg:y="17.168cm" svg:viewBox="0 0 127 508" draw:points="0,0 127,254 0,508">
            <text:p/>
          </draw:polyline>
          <draw:line draw:style-name="gr13" draw:text-style-name="P1" draw:layer="layout" svg:x1="15.757cm" svg:y1="17.168cm" svg:x2="15.757cm" svg:y2="17.676cm">
            <text:p/>
          </draw:line>
          <draw:frame draw:style-name="gr18" draw:text-style-name="P3" draw:layer="layout" svg:width="0.853cm" svg:height="0.962cm" svg:x="15.605cm" svg:y="16.968cm">
            <draw:text-box>
              <text:p><text:span text:style-name="T2">0</text:span></text:p>
            </draw:text-box>
          </draw:frame>
          <draw:frame draw:style-name="gr19" draw:text-style-name="P4" draw:layer="layout" svg:width="0.739cm" svg:height="0.645cm" svg:x="16.089cm" svg:y="17.383cm">
            <draw:text-box>
              <text:p><text:span text:style-name="T3">Y</text:span></text:p>
            </draw:text-box>
          </draw:frame>
        </draw:g>
        <draw:g>
          <draw:polyline draw:style-name="gr13" draw:text-style-name="P1" draw:layer="layout" svg:width="0.126cm" svg:height="0.507cm" svg:x="6.865cm" svg:y="14.281cm" svg:viewBox="0 0 127 508" draw:points="0,0 127,254 0,508">
            <text:p/>
          </draw:polyline>
          <draw:line draw:style-name="gr13" draw:text-style-name="P1" draw:layer="layout" svg:x1="6.433cm" svg:y1="14.281cm" svg:x2="6.433cm" svg:y2="14.789cm">
            <text:p/>
          </draw:line>
          <draw:frame draw:style-name="gr14" draw:text-style-name="P3" draw:layer="layout" svg:width="0.815cm" svg:height="0.882cm" svg:x="6.281cm" svg:y="14.081cm">
            <draw:text-box>
              <text:p><text:span text:style-name="T2">1</text:span></text:p>
            </draw:text-box>
          </draw:frame>
        </draw:g>
        <draw:frame draw:style-name="gr20" draw:text-style-name="P4" draw:layer="layout" svg:width="0.735cm" svg:height="0.645cm" svg:x="6.869cm" svg:y="17.884cm">
          <draw:text-box>
            <text:p><text:span text:style-name="T3">X</text:span></text:p>
          </draw:text-box>
        </draw:frame>
        <draw:frame draw:style-name="gr19" draw:text-style-name="P4" draw:layer="layout" svg:width="0.739cm" svg:height="0.645cm" svg:x="15.321cm" svg:y="14.378cm">
          <draw:text-box>
            <text:p><text:span text:style-name="T3">X</text:span></text:p>
          </draw:text-box>
        </draw:frame>
        <draw:g>
          <draw:polyline draw:style-name="gr13" draw:text-style-name="P1" draw:layer="layout" svg:width="0.126cm" svg:height="0.507cm" svg:x="15.427cm" svg:y="14.161cm" svg:viewBox="0 0 127 508" draw:points="0,0 127,254 0,508">
            <text:p/>
          </draw:polyline>
          <draw:line draw:style-name="gr13" draw:text-style-name="P1" draw:layer="layout" svg:x1="14.995cm" svg:y1="14.161cm" svg:x2="14.995cm" svg:y2="14.669cm">
            <text:p/>
          </draw:line>
          <draw:frame draw:style-name="gr14" draw:text-style-name="P3" draw:layer="layout" svg:width="0.815cm" svg:height="0.882cm" svg:x="14.843cm" svg:y="13.961cm">
            <draw:text-box>
              <text:p><text:span text:style-name="T2">1</text:span></text:p>
            </draw:text-box>
          </draw:frame>
        </draw:g>
        <draw:frame draw:style-name="gr21" draw:text-style-name="P4" draw:layer="layout" svg:width="0.718cm" svg:height="0.645cm" svg:x="11.361cm" svg:y="11.023cm">
          <draw:text-box>
            <text:p><text:span text:style-name="T3">Z</text:span></text:p>
          </draw:text-box>
        </draw:frame>
        <draw:frame draw:style-name="gr21" draw:text-style-name="P4" draw:layer="layout" svg:width="0.718cm" svg:height="0.645cm" svg:x="11.187cm" svg:y="21.437cm">
          <draw:text-box>
            <text:p><text:span text:style-name="T3">Z</text:span></text:p>
          </draw:text-box>
        </draw:frame>
        <draw:frame draw:style-name="gr22" draw:layer="layout" svg:width="0.875cm" svg:height="0.962cm" svg:x="11.615cm" svg:y="10.642cm">
          <draw:text-box>
            <text:p>=</text:p>
          </draw:text-box>
        </draw:frame>
        <draw:frame draw:style-name="gr22" draw:layer="layout" svg:width="0.875cm" svg:height="0.962cm" svg:x="11.428cm" svg:y="20.866cm">
          <draw:text-box>
            <text:p>=</text:p>
          </draw:text-box>
        </draw:frame>
        <draw:line draw:style-name="gr23" draw:text-style-name="P1" draw:layer="layout" svg:x1="11.161cm" svg:y1="16.242cm" svg:x2="11.668cm" svg:y2="14.843cm">
          <text:p/>
        </draw:line>
        <draw:line draw:style-name="gr8" draw:text-style-name="P1" draw:layer="layout" svg:x1="12.811cm" svg:y1="14.462cm" svg:x2="11.16cm" svg:y2="16.248cm">
          <text:p/>
        </draw:line>
        <draw:path draw:style-name="gr24" draw:text-style-name="P1" draw:layer="layout" svg:width="2.181cm" svg:height="2.901cm" svg:x="10.629cm" svg:y="11.566cm" svg:viewBox="0 0 2182 2902" svg:d="M534 0c-1019 1118-638 3023 1648 2896">
          <text:p/>
        </draw:path>
        <draw:line draw:style-name="gr25" draw:text-style-name="P1" draw:layer="layout" svg:x1="12.557cm" svg:y1="12.43cm" svg:x2="9.89cm" svg:y2="10.779cm">
          <text:p/>
        </draw:line>
        <draw:line draw:style-name="gr25" draw:text-style-name="P1" draw:layer="layout" svg:x1="12.557cm" svg:y1="12.43cm" svg:x2="12.938cm" svg:y2="16.113cm">
          <text:p/>
        </draw:line>
        <draw:frame draw:style-name="gr26" draw:text-style-name="P1" draw:layer="layout" svg:width="0.554cm" svg:height="0.665cm" svg:x="11.541cm" svg:y="14.843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26" draw:text-style-name="P1" draw:layer="layout" svg:width="0.573cm" svg:height="0.311cm" svg:x="10.271cm" svg:y="13.573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1321 3493" svg:d="M1321 3493h-1321l661-349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vier Mas Solé</meta:initial-creator>
    <meta:creation-date>2018-03-14T11:24:43</meta:creation-date>
    <dc:date>2022-09-29T17:08:00</dc:date>
    <meta:editing-duration>PT6H7M29S</meta:editing-duration>
    <meta:editing-cycles>26</meta:editing-cycles>
    <meta:generator>OpenOffice/4.1.7$Unix OpenOffice.org_project/417m1$Build-9800</meta:generator>
    <meta:document-statistic meta:object-count="65"/>
  </office:meta>
</office:document-meta>
</file>

<file path=Object 1/content.xml><?xml version="1.0" encoding="utf-8"?>
<math xmlns="http://www.w3.org/1998/Math/MathML">
  <semantics>
    <mrow>
      <mover accent="true">
        <mstyle mathvariant="bold">
          <mrow>
            <mi>n</mi>
          </mrow>
        </mstyle>
        <mo stretchy="false">̂</mo>
      </mover>
    </mrow>
    <annotation encoding="StarMath 5.0">
hat bold n

</annotation>
  </semantics>
</math>
</file>

<file path=Object 2/content.xml><?xml version="1.0" encoding="utf-8"?>
<math xmlns="http://www.w3.org/1998/Math/MathML">
  <semantics>
    <mrow>
      <mo stretchy="false">α</mo>
    </mrow>
    <annotation encoding="StarMath 5.0">%alpha 
</annotation>
  </semantics>
</math>
</file>